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/>
  <office:body>
    <office:text>
      <text:p>Evaristo el rey de la baraja, director, antigüedad: 25-02-1996.
La mujer pantera, compras, antigüedad: 13-05-1997.
Maria Juana, actividades ludicas, antigüedad: año 0.</text:p>
    </office:tex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